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5368in" table:align="left"/>
    </style:style>
    <style:style style:name="Table1.A" style:family="table-column">
      <style:table-column-properties style:column-width="0.4174in"/>
    </style:style>
    <style:style style:name="Table1.B" style:family="table-column">
      <style:table-column-properties style:column-width="1.11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4243in"/>
    </style:style>
    <style:style style:name="Table2.B" style:family="table-column">
      <style:table-column-properties style:column-width="5.5007in"/>
    </style:style>
    <style:style style:name="Table2.A1" style:family="table-cell">
      <style:table-cell-properties style:vertical-align="middle" fo:padding="0.0194in" fo:border="none"/>
    </style:style>
    <style:style style:name="Table2.A2" style:family="table-cell">
      <style:table-cell-properties style:vertical-align="middle" fo:background-color="#f9f9f9" fo:padding="0.0194in" fo:border="none">
        <style:background-image/>
      </style:table-cell-properties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able_20_Heading">
      <style:paragraph-properties fo:line-height="140%" fo:text-align="start" style:justify-single-word="false" fo:padding="0in" fo:border="none"/>
    </style:style>
    <style:style style:name="P4" style:family="paragraph" style:parent-style-name="Table_20_Heading">
      <style:paragraph-properties fo:text-align="start" style:justify-single-word="false" fo:padding="0.0193in" fo:border="0.0008in solid #000000"/>
    </style:style>
    <style:style style:name="P5" style:family="paragraph" style:parent-style-name="Table_20_Heading">
      <style:paragraph-properties fo:text-align="center" style:justify-single-word="false" fo:padding="0.0193in" fo:border="0.0008in solid #000000"/>
    </style:style>
    <style:style style:name="P6" style:family="paragraph" style:parent-style-name="Table_20_Heading">
      <style:paragraph-properties fo:line-height="140%" fo:text-align="start" style:justify-single-word="false" fo:padding="0.052in" fo:border="0.0008in solid #dddddd"/>
    </style:style>
    <style:style style:name="P7" style:family="paragraph" style:parent-style-name="Heading_20_3">
      <style:paragraph-properties fo:margin-left="0in" fo:margin-right="0in" fo:margin-top="0.1043in" fo:margin-bottom="0.1043in" fo:line-height="110%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8" style:family="paragraph" style:parent-style-name="Heading_20_3">
      <style:paragraph-properties fo:margin-left="0in" fo:margin-right="0in" fo:margin-top="0.1043in" fo:margin-bottom="0.1043in" fo:line-height="110%" fo:text-indent="0in" style:auto-text-indent="false"/>
      <style:text-properties fo:font-size="18pt" fo:font-weight="bold"/>
    </style:style>
    <style:style style:name="P9" style:family="paragraph" style:parent-style-name="Heading_20_3">
      <style:paragraph-properties fo:margin-left="0in" fo:margin-right="0in" fo:margin-top="0.1043in" fo:margin-bottom="0.1043in" fo:line-height="110%" fo:text-align="center" style:justify-single-word="false" fo:text-indent="0in" style:auto-text-indent="false"/>
      <style:text-properties fo:font-size="18pt" fo:font-weight="bold"/>
    </style:style>
    <style:style style:name="P10" style:family="paragraph" style:parent-style-name="Heading_20_3">
      <style:paragraph-properties fo:margin-left="0in" fo:margin-right="0in" fo:margin-top="0.1043in" fo:margin-bottom="0.1043in" fo:line-height="110%" fo:text-indent="0in" style:auto-text-indent="false" fo:padding-left="0.1043in" fo:padding-right="0.1043in" fo:padding-top="0.4689in" fo:padding-bottom="0.1563in" fo:border="0.0008in solid #dddddd"/>
      <style:text-properties fo:font-size="18pt" fo:font-weight="bold" fo:background-color="#ffffff"/>
    </style:style>
    <style:style style:name="P11" style:family="paragraph" style:parent-style-name="Heading_20_3">
      <style:paragraph-properties fo:margin-left="0in" fo:margin-right="0in" fo:margin-top="0.1043in" fo:margin-bottom="0.1043in" fo:line-height="110%" fo:orphans="2" fo:widows="2" fo:text-indent="0in" style:auto-text-indent="false" fo:padding="0.1563in" fo:border="0.0008in solid #ebccd1"/>
      <style:text-properties fo:font-variant="normal" fo:text-transform="none" fo:color="#a94442" style:font-name="system-ui" fo:font-size="18pt" fo:letter-spacing="normal" fo:font-style="normal" fo:font-weight="bold" fo:background-color="#f2dede"/>
    </style:style>
    <style:style style:name="P12" style:family="paragraph" style:parent-style-name="Heading_20_4">
      <style:paragraph-properties fo:margin-left="0in" fo:margin-right="0in" fo:margin-top="0.1043in" fo:margin-bottom="0.1043in" fo:line-height="110%" fo:text-indent="0in" style:auto-text-indent="false"/>
      <style:text-properties fo:font-size="13.5pt" fo:font-weight="bold"/>
    </style:style>
    <style:style style:name="P13" style:family="paragraph" style:parent-style-name="Heading_20_4">
      <style:paragraph-properties fo:margin-left="0in" fo:margin-right="0in" fo:margin-top="0.1043in" fo:margin-bottom="0.1043in" fo:line-height="110%" fo:orphans="2" fo:widows="2" fo:text-indent="0in" style:auto-text-indent="false" fo:padding-left="0.1043in" fo:padding-right="0.1043in" fo:padding-top="0.4689in" fo:padding-bottom="0.1563in" fo:border="0.0008in solid #dddddd"/>
      <style:text-properties fo:font-variant="normal" fo:text-transform="none" fo:color="#222222" style:font-name="system-ui" fo:font-size="13.5pt" fo:letter-spacing="normal" fo:font-style="normal" fo:font-weight="bold" fo:background-color="#ffffff"/>
    </style:style>
    <style:style style:name="P14" style:family="paragraph" style:parent-style-name="Heading_20_4">
      <style:paragraph-properties fo:margin-left="0in" fo:margin-right="0in" fo:margin-top="0.1043in" fo:margin-bottom="0.1043in" fo:line-height="110%" fo:text-indent="0in" style:auto-text-indent="false" fo:padding-left="0.1043in" fo:padding-right="0.1043in" fo:padding-top="0.4689in" fo:padding-bottom="0.1563in" fo:border="0.0008in solid #dddddd"/>
      <style:text-properties fo:font-size="13.5pt" fo:font-weight="bold" fo:background-color="#ffffff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padding="0in" fo:border="none"/>
    </style:style>
    <style:style style:name="P17" style:family="paragraph" style:parent-style-name="Table_20_Contents">
      <style:paragraph-properties fo:line-height="140%" fo:padding="0in" fo:border="none"/>
    </style:style>
    <style:style style:name="P18" style:family="paragraph" style:parent-style-name="Table_20_Contents">
      <style:paragraph-properties fo:line-height="140%" fo:padding="0.052in" fo:border="0.0008in solid #dddddd"/>
    </style:style>
    <style:style style:name="P19" style:family="paragraph" style:parent-style-name="Table_20_Contents">
      <style:paragraph-properties fo:line-height="140%" fo:padding="0.0835in" fo:border="0.0008in solid #dddddd"/>
    </style:style>
    <style:style style:name="P20" style:family="paragraph" style:parent-style-name="Table_20_Contents">
      <style:paragraph-properties fo:padding="0.0193in" fo:border="0.0008in solid #000000"/>
    </style:style>
    <style:style style:name="P21" style:family="paragraph" style:parent-style-name="Table_20_Contents">
      <style:paragraph-properties fo:padding="0.1043in" fo:border="0.0008in solid #000000"/>
    </style:style>
    <style:style style:name="P22" style:family="paragraph" style:parent-style-name="Preformatted_20_Text">
      <style:paragraph-properties fo:margin-left="0in" fo:margin-right="0in" fo:margin-top="0in" fo:margin-bottom="0.1043in" fo:line-height="140%" fo:text-indent="0in" style:auto-text-indent="false" fo:background-color="#f5f5f5" fo:padding="0in" fo:border="none">
        <style:background-image/>
      </style:paragraph-properties>
    </style:style>
    <style:style style:name="P23" style:family="paragraph" style:parent-style-name="Preformatted_20_Text">
      <style:paragraph-properties fo:margin-left="0in" fo:margin-right="0in" fo:margin-top="0in" fo:margin-bottom="0.2083in" fo:line-height="140%" fo:text-indent="0in" style:auto-text-indent="false" fo:background-color="#f5f5f5" fo:padding="0in" fo:border="none">
        <style:background-image/>
      </style:paragraph-properties>
    </style:style>
    <style:style style:name="P24" style:family="paragraph" style:parent-style-name="Preformatted_20_Text">
      <style:paragraph-properties fo:margin-left="0in" fo:margin-right="0in" fo:margin-top="0in" fo:margin-bottom="0.2083in" fo:line-height="140%" fo:orphans="2" fo:widows="2" fo:text-indent="0in" style:auto-text-indent="false" fo:background-color="#f5f5f5" fo:padding="0in" fo:border="none">
        <style:background-image/>
      </style:paragraph-properties>
    </style:style>
    <style:style style:name="P25" style:family="paragraph" style:parent-style-name="Preformatted_20_Text">
      <style:paragraph-properties fo:margin-left="0in" fo:margin-right="0in" fo:margin-top="0in" fo:margin-bottom="0.2083in" fo:line-height="140%" fo:text-indent="0in" style:auto-text-indent="false" fo:background-color="#f5f5f5" fo:padding="0in" fo:border="none">
        <style:background-image/>
      </style:paragraph-properties>
      <style:text-properties fo:color="#333333" fo:background-color="#ffffff"/>
    </style:style>
    <style:style style:name="P26" style:family="paragraph" style:parent-style-name="Preformatted_20_Text">
      <style:paragraph-properties fo:margin-top="0in" fo:margin-bottom="0.1043in" fo:line-height="140%" fo:background-color="#f5f5f5" fo:padding="0in" fo:border="none">
        <style:background-image/>
      </style:paragraph-properties>
    </style:style>
    <style:style style:name="P27" style:family="paragraph" style:parent-style-name="Preformatted_20_Text">
      <style:paragraph-properties fo:margin-top="0in" fo:margin-bottom="0.2083in" fo:line-height="140%" fo:background-color="#f5f5f5" fo:padding="0in" fo:border="none">
        <style:background-image/>
      </style:paragraph-properties>
    </style:style>
    <style:style style:name="P28" style:family="paragraph" style:parent-style-name="Preformatted_20_Text">
      <style:paragraph-properties fo:margin-top="0in" fo:margin-bottom="0.2083in" fo:line-height="140%" fo:orphans="2" fo:widows="2" fo:background-color="#f5f5f5" fo:padding="0in" fo:border="none">
        <style:background-image/>
      </style:paragraph-properties>
    </style:style>
    <style:style style:name="P29" style:family="paragraph" style:parent-style-name="Heading_20_2">
      <style:paragraph-properties fo:margin-left="0in" fo:margin-right="0in" fo:margin-top="0.1043in" fo:margin-bottom="0.1043in" fo:line-height="110%" fo:text-indent="0in" style:auto-text-indent="false"/>
    </style:style>
    <style:style style:name="P30" style:family="paragraph" style:parent-style-name="Heading_20_2">
      <style:paragraph-properties fo:margin-left="0in" fo:margin-right="0in" fo:margin-top="0.1043in" fo:margin-bottom="0.1043in" fo:line-height="110%" fo:text-indent="0in" style:auto-text-indent="false"/>
      <style:text-properties fo:font-size="22.5pt" fo:font-weight="bold"/>
    </style:style>
    <style:style style:name="P31" style:family="paragraph" style:parent-style-name="Text_20_body">
      <style:paragraph-properties fo:margin-left="0in" fo:margin-right="0in" fo:text-indent="0in" style:auto-text-indent="false"/>
    </style:style>
    <style:style style:name="P32" style:family="paragraph" style:parent-style-name="Text_20_body">
      <style:paragraph-properties fo:margin-left="0in" fo:margin-right="0in" fo:margin-top="0in" fo:margin-bottom="0.2083in" fo:line-height="140%" fo:text-indent="0in" style:auto-text-indent="false"/>
    </style:style>
    <style:style style:name="P33" style:family="paragraph" style:parent-style-name="Text_20_body">
      <style:paragraph-properties fo:margin-left="0in" fo:margin-right="0in" fo:margin-top="0in" fo:margin-bottom="0.2083in" fo:line-height="140%" fo:orphans="2" fo:widows="2" fo:text-indent="0in" style:auto-text-indent="false"/>
    </style:style>
    <style:style style:name="P34" style:family="paragraph" style:parent-style-name="Text_20_body">
      <style:paragraph-properties fo:margin-left="0in" fo:margin-right="0in" fo:margin-top="0in" fo:margin-bottom="0.2083in" fo:line-height="140%" fo:text-indent="0in" style:auto-text-indent="false"/>
      <style:text-properties fo:font-size="15.75pt"/>
    </style:style>
    <style:style style:name="P35" style:family="paragraph" style:parent-style-name="Text_20_body">
      <style:paragraph-properties fo:margin-left="0in" fo:margin-right="0in" fo:margin-top="0in" fo:margin-bottom="0.2083in" fo:line-height="140%" fo:text-indent="0in" style:auto-text-indent="false" fo:padding-left="0.1043in" fo:padding-right="0.1043in" fo:padding-top="0.4689in" fo:padding-bottom="0.1563in" fo:border="0.0008in solid #dddddd"/>
    </style:style>
    <style:style style:name="P36" style:family="paragraph" style:parent-style-name="Text_20_body">
      <style:paragraph-properties fo:margin-left="0in" fo:margin-right="0in" fo:margin-top="0in" fo:margin-bottom="0.2083in" fo:line-height="140%" fo:text-indent="0in" style:auto-text-indent="false" fo:padding-left="0.1043in" fo:padding-right="0.1043in" fo:padding-top="0.4689in" fo:padding-bottom="0.1563in" fo:border="0.0008in solid #dddddd"/>
      <style:text-properties fo:font-size="15.75pt" fo:background-color="#ffffff"/>
    </style:style>
    <style:style style:name="P37" style:family="paragraph" style:parent-style-name="Text_20_body">
      <style:paragraph-properties fo:margin-left="0in" fo:margin-right="0in" fo:margin-top="0in" fo:margin-bottom="0in" fo:line-height="140%" fo:orphans="2" fo:widows="2" fo:text-indent="0in" style:auto-text-indent="false" fo:padding="0.1563in" fo:border="0.0008in solid #ebccd1"/>
      <style:text-properties fo:font-variant="normal" fo:text-transform="none" fo:color="#a94442" style:font-name="system-ui" fo:font-size="15.75pt" fo:letter-spacing="normal" fo:font-style="normal" fo:font-weight="normal" fo:background-color="#f2dede"/>
    </style:style>
    <style:style style:name="P38" style:family="paragraph" style:parent-style-name="Text_20_body">
      <style:paragraph-properties fo:margin-left="0in" fo:margin-right="0in" fo:margin-top="0in" fo:margin-bottom="0in" fo:line-height="140%" fo:text-indent="0in" style:auto-text-indent="false" fo:padding="0.1563in" fo:border="0.0008in solid #ebccd1"/>
      <style:text-properties fo:color="#a94442" fo:font-size="15.75pt" fo:background-color="#f2dede"/>
    </style:style>
    <style:style style:name="P39" style:family="paragraph" style:parent-style-name="Text_20_body">
      <style:paragraph-properties fo:margin-left="0in" fo:margin-right="0in" fo:margin-top="0in" fo:margin-bottom="0in" fo:line-height="140%" fo:text-indent="0in" style:auto-text-indent="false" fo:padding="0.1563in" fo:border="0.0008in solid #ebccd1"/>
    </style:style>
    <style:style style:name="P40" style:family="paragraph" style:parent-style-name="Text_20_body">
      <style:paragraph-properties fo:margin-left="0in" fo:margin-right="0in" fo:margin-top="0in" fo:margin-bottom="0in" fo:line-height="140%" fo:orphans="2" fo:widows="2" fo:text-indent="0in" style:auto-text-indent="false" fo:padding="0.1563in" fo:border="0.0008in solid #ebccd1"/>
    </style:style>
    <style:style style:name="P41" style:family="paragraph" style:parent-style-name="Text_20_body">
      <style:paragraph-properties fo:margin-left="0in" fo:margin-right="0in" fo:margin-top="0in" fo:margin-bottom="0in" fo:line-height="140%" fo:orphans="2" fo:widows="2" fo:text-indent="0in" style:auto-text-indent="false" fo:padding="0.1563in" fo:border="0.0008in solid #bce8f1"/>
      <style:text-properties fo:font-variant="normal" fo:text-transform="none" fo:color="#31708f" style:font-name="system-ui" fo:font-size="15.75pt" fo:letter-spacing="normal" fo:font-style="normal" fo:font-weight="normal" fo:background-color="#d9edf7"/>
    </style:style>
    <style:style style:name="P42" style:family="paragraph" style:parent-style-name="Text_20_body">
      <style:paragraph-properties fo:margin-left="0in" fo:margin-right="0in" fo:margin-top="0in" fo:margin-bottom="0.1563in" fo:text-indent="0in" style:auto-text-indent="false" fo:padding-left="0.1043in" fo:padding-right="0.1043in" fo:padding-top="0.4689in" fo:padding-bottom="0.1563in" fo:border="0.0008in solid #dddddd"/>
      <style:text-properties fo:background-color="#ffffff"/>
    </style:style>
    <style:style style:name="P43" style:family="paragraph" style:parent-style-name="Text_20_body">
      <style:paragraph-properties fo:margin-left="0in" fo:margin-right="0in" fo:margin-top="0in" fo:margin-bottom="0.1043in" fo:text-indent="0in" style:auto-text-indent="false"/>
      <style:text-properties fo:color="#a94442"/>
    </style:style>
    <style:style style:name="P44" style:family="paragraph" style:parent-style-name="Text_20_body">
      <style:paragraph-properties fo:margin-left="0in" fo:margin-right="0in" fo:margin-top="0in" fo:margin-bottom="0.1043in" fo:text-indent="0in" style:auto-text-indent="false" fo:background-color="#f2dede" fo:padding="0in" fo:border="none">
        <style:background-image/>
      </style:paragraph-properties>
    </style:style>
    <style:style style:name="P45" style:family="paragraph" style:parent-style-name="Text_20_body" style:list-style-name="L5">
      <style:paragraph-properties fo:margin-left="0in" fo:margin-right="0in" fo:margin-top="0.0626in" fo:margin-bottom="0.0626in" fo:text-indent="0in" style:auto-text-indent="false" fo:background-color="#ffffff" fo:padding-left="0.1563in" fo:padding-right="0.1563in" fo:padding-top="0.0835in" fo:padding-bottom="0.0835in" fo:border="0.0008in solid #dddddd">
        <style:background-image/>
      </style:paragraph-properties>
    </style:style>
    <style:style style:name="P46" style:family="paragraph" style:parent-style-name="Text_20_body" style:list-style-name="L5">
      <style:paragraph-properties fo:margin-left="0in" fo:margin-right="0in" fo:margin-top="0.0626in" fo:margin-bottom="0in" fo:text-indent="0in" style:auto-text-indent="false" fo:background-color="#ffffff" fo:padding-left="0.1563in" fo:padding-right="0.1563in" fo:padding-top="0.0835in" fo:padding-bottom="0.0835in" fo:border="0.0008in solid #dddddd">
        <style:background-image/>
      </style:paragraph-properties>
    </style:style>
    <style:style style:name="P47" style:family="paragraph" style:parent-style-name="Text_20_body">
      <style:paragraph-properties fo:margin-left="0in" fo:margin-right="0in" fo:margin-top="0.1043in" fo:margin-bottom="0.1043in" fo:line-height="110%" fo:text-indent="0in" style:auto-text-indent="false" fo:padding-left="0.1043in" fo:padding-right="0.1043in" fo:padding-top="0.4689in" fo:padding-bottom="0.1563in" fo:border="0.0008in solid #dddddd"/>
    </style:style>
    <style:style style:name="P48" style:family="paragraph" style:parent-style-name="Text_20_body">
      <style:paragraph-properties fo:margin-left="0in" fo:margin-right="0in" fo:margin-top="0.1043in" fo:margin-bottom="0.1043in" fo:text-indent="0in" style:auto-text-indent="false" fo:padding="0in" fo:border="none"/>
      <style:text-properties fo:background-color="#eeeeee"/>
    </style:style>
    <style:style style:name="P49" style:family="paragraph" style:parent-style-name="Text_20_body">
      <style:paragraph-properties fo:margin-left="0in" fo:margin-right="0in" fo:margin-top="0.1043in" fo:margin-bottom="0.1043in" fo:line-height="110%" fo:text-align="center" style:justify-single-word="false" fo:text-indent="0in" style:auto-text-indent="false" fo:padding="0.0193in" fo:border="0.0008in solid #000000"/>
      <style:text-properties fo:font-size="18pt" fo:font-weight="bold" fo:background-color="#ffffff"/>
    </style:style>
    <style:style style:name="P50" style:family="paragraph" style:parent-style-name="Text_20_body">
      <style:paragraph-properties fo:margin-top="0in" fo:margin-bottom="0in"/>
    </style:style>
    <style:style style:name="P51" style:family="paragraph" style:parent-style-name="Text_20_body">
      <style:paragraph-properties fo:margin-top="0in" fo:margin-bottom="0in" fo:text-align="center" style:justify-single-word="false"/>
    </style:style>
    <style:style style:name="P52" style:family="paragraph" style:parent-style-name="Text_20_body" style:list-style-name="L4">
      <style:paragraph-properties fo:margin-top="0in" fo:margin-bottom="0in" fo:background-color="#ffffff" fo:padding-left="0.1563in" fo:padding-right="0.1563in" fo:padding-top="0.0835in" fo:padding-bottom="0.0835in" fo:border="0.0008in solid #dddddd">
        <style:background-image/>
      </style:paragraph-properties>
    </style:style>
    <style:style style:name="P53" style:family="paragraph" style:parent-style-name="Text_20_body" style:list-style-name="L6">
      <style:paragraph-properties fo:margin-top="0in" fo:margin-bottom="0in" fo:line-height="140%" fo:background-color="#ffffff" fo:padding-left="0.1563in" fo:padding-right="0.1563in" fo:padding-top="0.0835in" fo:padding-bottom="0.0835in" fo:border="0.0008in solid #dddddd">
        <style:background-image/>
      </style:paragraph-properties>
    </style:style>
    <style:style style:name="P54" style:family="paragraph" style:parent-style-name="Text_20_body" style:list-style-name="L7">
      <style:paragraph-properties fo:margin-top="0in" fo:margin-bottom="0in" fo:line-height="140%" fo:background-color="#ffffff" fo:padding-left="0.1563in" fo:padding-right="0.1563in" fo:padding-top="0.0835in" fo:padding-bottom="0.0835in" fo:border="0.0008in solid #dddddd">
        <style:background-image/>
      </style:paragraph-properties>
    </style:style>
    <style:style style:name="P55" style:family="paragraph" style:parent-style-name="Text_20_body" style:list-style-name="L8">
      <style:paragraph-properties fo:margin-top="0in" fo:margin-bottom="0in" fo:line-height="140%" fo:background-color="#ffffff" fo:padding-left="0.1563in" fo:padding-right="0.1563in" fo:padding-top="0.0835in" fo:padding-bottom="0.0835in" fo:border="0.0008in solid #dddddd">
        <style:background-image/>
      </style:paragraph-properties>
    </style:style>
    <style:style style:name="P56" style:family="paragraph" style:parent-style-name="Text_20_body" style:list-style-name="L7">
      <style:paragraph-properties fo:margin-top="0in" fo:margin-bottom="0in" fo:line-height="140%" fo:background-color="#ffffff" fo:padding-left="0.1563in" fo:padding-right="0.1563in" fo:padding-top="0.0835in" fo:padding-bottom="0.0835in" fo:border="0.0008in solid #dddddd">
        <style:background-image/>
      </style:paragraph-properties>
      <style:text-properties fo:font-size="15.75pt"/>
    </style:style>
    <style:style style:name="P57" style:family="paragraph" style:parent-style-name="Text_20_body" style:list-style-name="L3">
      <style:paragraph-properties fo:margin-top="0in" fo:margin-bottom="0.2083in" fo:line-height="140%" fo:orphans="2" fo:widows="2"/>
      <style:text-properties fo:font-variant="normal" fo:text-transform="none" fo:color="#222222" style:font-name="system-ui" fo:font-size="15.75pt" fo:letter-spacing="normal" fo:font-style="normal" fo:font-weight="normal"/>
    </style:style>
    <style:style style:name="P58" style:family="paragraph" style:parent-style-name="Text_20_body">
      <style:paragraph-properties fo:margin-top="0in" fo:margin-bottom="0.2083in" fo:padding="0.1563in" fo:border="0.0008in solid #d6e9c6"/>
    </style:style>
    <style:style style:name="P59" style:family="paragraph" style:parent-style-name="Text_20_body">
      <style:paragraph-properties fo:margin-top="0in" fo:margin-bottom="0.2083in" fo:padding="0.1563in" fo:border="0.0008in solid #ebccd1"/>
    </style:style>
    <style:style style:name="P60" style:family="paragraph" style:parent-style-name="Text_20_body">
      <style:paragraph-properties fo:margin-top="0in" fo:margin-bottom="0.1563in" fo:padding-left="0.1043in" fo:padding-right="0.1043in" fo:padding-top="0.4689in" fo:padding-bottom="0.1563in" fo:border="0.0008in solid #dddddd"/>
    </style:style>
    <style:style style:name="P61" style:family="paragraph" style:parent-style-name="Text_20_body">
      <style:paragraph-properties fo:margin-top="0in" fo:margin-bottom="0.1563in" fo:padding-left="0.1043in" fo:padding-right="0.1043in" fo:padding-top="0.4689in" fo:padding-bottom="0.1563in" fo:border="0.0008in solid #dddddd"/>
      <style:text-properties fo:background-color="#ffffff"/>
    </style:style>
    <style:style style:name="P62" style:family="paragraph" style:parent-style-name="Text_20_body">
      <style:paragraph-properties fo:margin-top="0.1043in" fo:margin-bottom="0.1043in" fo:padding="0in" fo:border="none"/>
      <style:text-properties fo:background-color="#eeeeee"/>
    </style:style>
    <style:style style:name="T1" style:family="text">
      <style:text-properties fo:font-size="15.75pt"/>
    </style:style>
    <style:style style:name="T2" style:family="text">
      <style:text-properties fo:font-size="15.75pt" style:text-underline-style="solid" style:text-underline-width="auto" style:text-underline-color="font-color"/>
    </style:style>
    <style:style style:name="T3" style:family="text">
      <style:text-properties fo:font-size="15.75pt" fo:background-color="#ffffff"/>
    </style:style>
    <style:style style:name="T4" style:family="text">
      <style:text-properties fo:font-size="15.75pt" fo:font-weight="bold"/>
    </style:style>
    <style:style style:name="T5" style:family="text">
      <style:text-properties fo:font-size="15.75pt" fo:font-style="italic"/>
    </style:style>
    <style:style style:name="T6" style:family="text">
      <style:text-properties fo:color="#0000cc" style:text-underline-style="solid" style:text-underline-width="auto" style:text-underline-color="font-color"/>
    </style:style>
    <style:style style:name="T7" style:family="text">
      <style:text-properties fo:color="#0000cc" fo:font-size="15.75pt" style:text-underline-style="solid" style:text-underline-width="auto" style:text-underline-color="font-color"/>
    </style:style>
    <style:style style:name="T8" style:family="text">
      <style:text-properties fo:color="#0000cc" fo:font-size="15.75pt" style:text-underline-style="solid" style:text-underline-width="auto" style:text-underline-color="font-color" fo:background-color="#f2dede"/>
    </style:style>
    <style:style style:name="T9" style:family="text">
      <style:text-properties fo:font-variant="normal" fo:text-transform="none" fo:color="#222222" style:font-name="system-ui" fo:font-size="15.75pt" fo:letter-spacing="normal" fo:font-style="normal"/>
    </style:style>
    <style:style style:name="T10" style:family="text">
      <style:text-properties fo:font-variant="normal" fo:text-transform="none" fo:color="#222222" style:font-name="system-ui" fo:font-size="15.75pt" fo:letter-spacing="normal" fo:font-style="normal" fo:font-weight="normal"/>
    </style:style>
    <style:style style:name="T11" style:family="text">
      <style:text-properties fo:font-variant="normal" fo:text-transform="none" fo:color="#222222" style:font-name="system-ui" fo:font-size="15.75pt" fo:letter-spacing="normal" fo:font-style="normal" fo:font-weight="bold"/>
    </style:style>
    <style:style style:name="T12" style:family="text">
      <style:text-properties fo:font-variant="normal" fo:text-transform="none" fo:color="#222222" style:font-name="Menlo" fo:font-size="15.75pt" fo:letter-spacing="normal" fo:font-style="normal" fo:font-weight="normal"/>
    </style:style>
    <style:style style:name="T13" style:family="text">
      <style:text-properties fo:font-variant="normal" fo:text-transform="none" fo:color="#0000cc" style:font-name="system-ui" fo:font-size="15.75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333333" style:font-name="Menlo" fo:font-size="15.75pt" fo:letter-spacing="normal" fo:font-style="normal" fo:font-weight="normal" fo:background-color="transparent"/>
    </style:style>
    <style:style style:name="T15" style:family="text">
      <style:text-properties fo:font-variant="normal" fo:text-transform="none" fo:color="#333333" fo:letter-spacing="normal" fo:background-color="transparent"/>
    </style:style>
    <style:style style:name="T16" style:family="text">
      <style:text-properties fo:font-variant="normal" fo:text-transform="none" fo:color="#a94442" style:font-name="system-ui" fo:font-size="15.75pt" fo:letter-spacing="normal" fo:font-style="normal" fo:font-weight="normal" fo:background-color="#f2dede"/>
    </style:style>
    <style:style style:name="T17" style:family="text">
      <style:text-properties fo:font-variant="normal" fo:text-transform="none" fo:color="#843534" style:font-name="system-ui" fo:font-size="15.75pt" fo:letter-spacing="normal" fo:font-style="normal" style:text-underline-style="solid" style:text-underline-width="auto" style:text-underline-color="font-color" fo:font-weight="bold" fo:background-color="#f2dede"/>
    </style:style>
    <style:style style:name="T18" style:family="text">
      <style:text-properties style:font-name="Menlo"/>
    </style:style>
    <style:style style:name="T19" style:family="text">
      <style:text-properties style:font-name="Menlo" fo:font-size="15.75pt"/>
    </style:style>
    <style:style style:name="T20" style:family="text">
      <style:text-properties fo:color="#333333" style:font-name="Menlo" fo:font-size="15.75pt" fo:background-color="transparent"/>
    </style:style>
    <style:style style:name="T21" style:family="text">
      <style:text-properties fo:color="#333333" style:font-name="Menlo" fo:font-size="9.75pt" fo:background-color="transparent"/>
    </style:style>
    <style:style style:name="T22" style:family="text">
      <style:text-properties fo:color="#333333" style:font-name="Menlo" fo:font-size="11.25pt" fo:background-color="transparent"/>
    </style:style>
    <style:style style:name="T23" style:family="text">
      <style:text-properties fo:color="#333333" fo:background-color="transparent"/>
    </style:style>
    <style:style style:name="T24" style:family="text">
      <style:text-properties fo:background-color="#ffffff"/>
    </style:style>
    <style:style style:name="T25" style:family="text">
      <style:text-properties fo:font-size="22.5pt" fo:font-weight="bold"/>
    </style:style>
    <style:style style:name="T26" style:family="text">
      <style:text-properties fo:color="#3c763d"/>
    </style:style>
    <style:style style:name="T27" style:family="text">
      <style:text-properties fo:color="#3c763d" fo:font-size="15.75pt"/>
    </style:style>
    <style:style style:name="T28" style:family="text">
      <style:text-properties fo:color="#3c763d" style:font-name="Menlo" fo:background-color="#dff0d8"/>
    </style:style>
    <style:style style:name="T29" style:family="text">
      <style:text-properties fo:color="#3c763d" fo:background-color="#dff0d8"/>
    </style:style>
    <style:style style:name="T30" style:family="text">
      <style:text-properties fo:color="#a94442"/>
    </style:style>
    <style:style style:name="T31" style:family="text">
      <style:text-properties fo:color="#a94442" fo:font-size="15.75pt"/>
    </style:style>
    <style:style style:name="T32" style:family="text">
      <style:text-properties fo:color="#a94442" fo:font-size="15.75pt" fo:background-color="#f2dede"/>
    </style:style>
    <style:style style:name="T33" style:family="text">
      <style:text-properties fo:color="#a94442" style:font-name="Menlo" fo:background-color="#f2dede"/>
    </style:style>
    <style:style style:name="T34" style:family="text">
      <style:text-properties fo:color="#a94442" style:font-name="Menlo" fo:font-size="10.5pt" fo:font-weight="bold" fo:background-color="#ffffff"/>
    </style:style>
    <style:style style:name="T35" style:family="text">
      <style:text-properties fo:color="#a94442" style:font-name="Menlo" fo:font-size="15.75pt" fo:background-color="transparent"/>
    </style:style>
    <style:style style:name="T36" style:family="text">
      <style:text-properties fo:color="#a94442" fo:background-color="#f2dede"/>
    </style:style>
    <style:style style:name="T37" style:family="text">
      <style:text-properties fo:color="#a94442" fo:font-size="10.5pt" fo:font-weight="bold" fo:background-color="#ffffff"/>
    </style:style>
    <style:style style:name="T38" style:family="text">
      <style:text-properties fo:font-style="italic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in" svg:y="0in" svg:width="8.5in" svg:height="0.0161in" draw:z-index="0">
        <draw:floating-frame xlink:href="https://googleads.g.doubleclick.net/pagead/ads?gdpr=0&amp;us_privacy=1---&amp;gpp_sid=-1&amp;client=ca-pub-4936639296773650&amp;output=html&amp;h=280&amp;slotname=7512016927&amp;adk=1741374776&amp;adf=2214034440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1&amp;bpp=1&amp;bdt=85&amp;idt=72&amp;shv=r20250812&amp;mjsv=m202508070101&amp;ptt=9&amp;saldr=aa&amp;abxe=1&amp;cookie_enabled=1&amp;eo_id_str=ID%3Dc17eea526e6eb4ff%3AT%3D1755092106%3ART%3D1755114390%3AS%3DAA-Afjay9Te9DA5zLW7V7_w3Z42u&amp;prev_fmts=0x0%2C306x250%2C966x280%2C966x280&amp;nras=1&amp;correlator=6754978915102&amp;frm=20&amp;pv=1&amp;u_tz=-420&amp;u_his=7&amp;u_h=1080&amp;u_w=1920&amp;u_ah=1080&amp;u_aw=1920&amp;u_cd=24&amp;u_sd=1&amp;dmc=8&amp;adx=635&amp;ady=5625&amp;biw=1905&amp;bih=991&amp;scr_x=0&amp;scr_y=1691&amp;eid=31093899%2C31093926%2C31093928%2C31093933%2C31093974%2C31093983%2C95362656%2C95367636%2C95368519%2C95359266&amp;oid=2&amp;pvsid=2074356972105652&amp;tmod=917265851&amp;uas=3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5&amp;uci=a!5&amp;btvi=4&amp;fsb=1&amp;dtd=6813" xlink:type="simple" xlink:show="embed" xlink:actuate="onLoad" draw:frame-name="aswift_4"/>
      </draw:frame>
      <draw:frame draw:style-name="fr1" draw:name="Object2" text:anchor-type="page" text:anchor-page-number="1" svg:x="0in" svg:y="0in" svg:width="8.5in" svg:height="0.0161in" draw:z-index="1">
        <draw:floating-frame xlink:href="https://googleads.g.doubleclick.net/pagead/ads?gdpr=0&amp;us_privacy=1---&amp;gpp_sid=-1&amp;client=ca-pub-4936639296773650&amp;output=html&amp;h=280&amp;slotname=7512016927&amp;adk=1741374776&amp;adf=193710346&amp;pi=t.ma~as.7512016927&amp;w=966&amp;abgtt=6&amp;fwrn=4&amp;fwrnh=100&amp;lmt=1752749618&amp;rafmt=1&amp;format=966x280&amp;url=https%3A%2F%2Ftutorial.techaltum.com%2Fattribute.html&amp;fwr=0&amp;rpe=1&amp;resp_fmts=3&amp;wgl=1&amp;uach=WyJXaW5kb3dzIiwiMTkuMC4wIiwieDg2IiwiIiwiMTM4LjAuNzIwNC4xODUiLG51bGwsMCxudWxsLCI2NCIsW1siTm90KUE7QnJhbmQiLCI4LjAuMC4wIl0sWyJDaHJvbWl1bSIsIjEzOC4wLjcyMDQuMTg1Il0sWyJHb29nbGUgQ2hyb21lIiwiMTM4LjAuNzIwNC4xODUiXV0sMF0.&amp;dt=1755114424102&amp;bpp=1&amp;bdt=86&amp;idt=75&amp;shv=r20250812&amp;mjsv=m202508070101&amp;ptt=9&amp;saldr=aa&amp;abxe=1&amp;cookie_enabled=1&amp;eo_id_str=ID%3Dc17eea526e6eb4ff%3AT%3D1755092106%3ART%3D1755114390%3AS%3DAA-Afjay9Te9DA5zLW7V7_w3Z42u&amp;prev_fmts=0x0%2C306x250%2C966x280%2C966x280%2C966x280&amp;nras=1&amp;correlator=6754978915102&amp;frm=20&amp;pv=1&amp;u_tz=-420&amp;u_his=7&amp;u_h=1080&amp;u_w=1920&amp;u_ah=1080&amp;u_aw=1920&amp;u_cd=24&amp;u_sd=1&amp;dmc=8&amp;adx=635&amp;ady=7050&amp;biw=1905&amp;bih=991&amp;scr_x=0&amp;scr_y=3146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6&amp;uci=a!6&amp;btvi=5&amp;fsb=1&amp;dtd=8934" xlink:type="simple" xlink:show="embed" xlink:actuate="onLoad" draw:frame-name="aswift_5"/>
      </draw:frame>
      <draw:frame draw:style-name="fr1" draw:name="Object3" text:anchor-type="page" text:anchor-page-number="1" svg:x="0in" svg:y="0in" svg:width="8.5in" svg:height="0.0161in" draw:z-index="2">
        <draw:floating-frame xlink:href="https://googleads.g.doubleclick.net/pagead/ads?gdpr=0&amp;us_privacy=1---&amp;gpp_sid=-1&amp;client=ca-pub-4936639296773650&amp;output=html&amp;h=280&amp;slotname=7512016927&amp;adk=1741374776&amp;adf=3471169651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3&amp;bpp=1&amp;bdt=87&amp;idt=75&amp;shv=r20250812&amp;mjsv=m202508070101&amp;ptt=9&amp;saldr=aa&amp;abxe=1&amp;cookie_enabled=1&amp;eo_id_str=ID%3Dc17eea526e6eb4ff%3AT%3D1755092106%3ART%3D1755114390%3AS%3DAA-Afjay9Te9DA5zLW7V7_w3Z42u&amp;prev_fmts=0x0%2C306x250%2C966x280%2C966x280%2C966x280%2C966x280&amp;nras=1&amp;correlator=6754978915102&amp;frm=20&amp;pv=1&amp;u_tz=-420&amp;u_his=7&amp;u_h=1080&amp;u_w=1920&amp;u_ah=1080&amp;u_aw=1920&amp;u_cd=24&amp;u_sd=1&amp;dmc=8&amp;adx=635&amp;ady=8783&amp;biw=1905&amp;bih=991&amp;scr_x=0&amp;scr_y=4888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7&amp;uci=a!7&amp;btvi=6&amp;fsb=1&amp;dtd=10577" xlink:type="simple" xlink:show="embed" xlink:actuate="onLoad" draw:frame-name="aswift_6"/>
      </draw:frame>
      <text:p text:style-name="P33"><text:span text:style-name="Strong_20_Emphasis"><text:span text:style-name="T9">HTML5</text:span></text:span><text:span text:style-name="T10"> is the </text:span><text:span text:style-name="Strong_20_Emphasis"><text:span text:style-name="T9">latest</text:span></text:span><text:span text:style-name="T10"> version of </text:span><text:a xlink:type="simple" xlink:href="https://tutorial.techaltum.com/HtmlBasics.html" office:target-frame-name="_blank" xlink:show="new" text:style-name="Internet_20_link" text:visited-style-name="Visited_20_Internet_20_Link"><text:span text:style-name="T13">HTML</text:span></text:a><text:span text:style-name="T10">, the markup language used to build structure or content on World Wide Web. </text:span><text:span text:style-name="Strong_20_Emphasis"><text:span text:style-name="T9">HTML5</text:span></text:span><text:span text:style-name="T10"> is the latest web standard by W3C. Earlier HTML was used only to build webpage structure, but </text:span><text:span text:style-name="Strong_20_Emphasis"><text:span text:style-name="T9">HTML5</text:span></text:span><text:span text:style-name="T10"> is a full on package to build websites, handle presentation, add functionalities and Web APIs.</text:span></text:p>
      <text:p text:style-name="P32"><text:span text:style-name="Strong_20_Emphasis"><text:span text:style-name="T1">HTML5</text:span></text:span><text:span text:style-name="T1"> is the recommended version to build modern web applications as it is light and </text:span><text:span text:style-name="T4">fastest</text:span><text:span text:style-name="T1"> version of </text:span><text:span text:style-name="Strong_20_Emphasis"><text:span text:style-name="T1">Hypertext Mark up Language</text:span></text:span><text:span text:style-name="T1">, the code that describes web pages. </text:span><text:span text:style-name="Strong_20_Emphasis"><text:span text:style-name="T1">HTML5</text:span></text:span><text:span text:style-name="T1"> was formed in 2009 and start supporting in browsers in 2010 onwards.</text:span></text:p>
      <text:p text:style-name="P50"><text:span text:style-name="Strong_20_Emphasis">HTML5 Tutorial</text:span></text:p>
      <text:p text:style-name="Horizontal_20_Line"/>
      <text:h text:style-name="P30" text:outline-level="2"><text:bookmark text:name="html5-stack"/>HTML5 Stack</text:h>
      <text:p text:style-name="P32"><text:span text:style-name="Strong_20_Emphasis"><text:span text:style-name="T31">Html5 </text:span></text:span><text:span text:style-name="T1">is the combination of three web technologies:→</text:span></text:p>
      <text:p text:style-name="Text_20_body"/>
      <text:p text:style-name="P32"><text:span text:style-name="Strong_20_Emphasis"><text:span text:style-name="T1">HTML</text:span></text:span><text:span text:style-name="T1"> → to build webpage structure,<text:line-break/></text:span><text:span text:style-name="Strong_20_Emphasis"><text:span text:style-name="T1">CSS</text:span></text:span><text:span text:style-name="T1"> → to enhance look and feel( presentation layer), and</text:span><text:span text:style-name="Strong_20_Emphasis"><text:span text:style-name="T1"><text:line-break/>Javascript</text:span></text:span><text:span text:style-name="T1"> → to add functionality to HTML elements.</text:span></text:p>
      <text:p text:style-name="P32"><text:span text:style-name="T1">The term </text:span><text:span text:style-name="Strong_20_Emphasis"><text:span text:style-name="T1">HTML5</text:span></text:span><text:span text:style-name="T1"> means not only HTML, it is a combination of HTML, CSS and Javascript with APIs. For example, drawing and animation using </text:span><text:span text:style-name="Strong_20_Emphasis"><text:span text:style-name="T1">canvas</text:span></text:span><text:span text:style-name="T1">, </text:span><text:span text:style-name="Strong_20_Emphasis"><text:span text:style-name="T1">offline storage</text:span></text:span><text:span text:style-name="T1">, </text:span><text:span text:style-name="Strong_20_Emphasis"><text:span text:style-name="T1">microdata</text:span></text:span><text:span text:style-name="T1">, </text:span><text:span text:style-name="Strong_20_Emphasis"><text:span text:style-name="T1">audio and video</text:span></text:span><text:span text:style-name="T1">, </text:span><text:span text:style-name="Strong_20_Emphasis"><text:span text:style-name="T1">drag and drop</text:span></text:span><text:span text:style-name="T1">, </text:span><text:span text:style-name="Strong_20_Emphasis"><text:span text:style-name="T1">geolocation</text:span></text:span><text:span text:style-name="T1">, </text:span><text:span text:style-name="Strong_20_Emphasis"><text:span text:style-name="T1">embedded fonts</text:span></text:span><text:span text:style-name="T1">, web APIs etc. </text:span><text:span text:style-name="Strong_20_Emphasis"><text:span text:style-name="T1">HTML5</text:span></text:span><text:span text:style-name="T1"> includes new semantic tags and some old tags( </text:span><text:span text:style-name="T5">with redefinition </text:span><text:span text:style-name="T1">).</text:span></text:p>
      <text:p text:style-name="P49">HTML + CSS + JAVASCRIPT = HTML5</text:p>
      <text:section text:style-name="Sect1" text:name="aswift_2_host">
        <text:p text:style-name="P31"><text:soft-page-break/></text:p>
      </text:section>
      <text:p text:style-name="Horizontal_20_Line"/>
      <text:h text:style-name="P30" text:outline-level="2"><text:bookmark text:name="why-html5"/>Why HTML5</text:h>
      <text:p text:style-name="P32"><text:span text:style-name="Strong_20_Emphasis"><text:span text:style-name="T1">HTML5</text:span></text:span><text:span text:style-name="T1"> has been designed to deliver almost everything you'd want to do on web without requiring additional software such as browser plugins. It does everything from </text:span><text:span text:style-name="Strong_20_Emphasis"><text:span text:style-name="T1">animation</text:span></text:span><text:span text:style-name="T1"> to </text:span><text:span text:style-name="Strong_20_Emphasis"><text:span text:style-name="T1">apps</text:span></text:span><text:span text:style-name="T1">, </text:span><text:span text:style-name="Strong_20_Emphasis"><text:span text:style-name="T1">music</text:span></text:span><text:span text:style-name="T1"> to </text:span><text:span text:style-name="Strong_20_Emphasis"><text:span text:style-name="T1">movies</text:span></text:span><text:span text:style-name="T1">, and can also be used to build complicated </text:span><text:span text:style-name="Strong_20_Emphasis"><text:span text:style-name="T1">web applications</text:span></text:span><text:span text:style-name="T1"> that run in your browser.</text:span></text:p>
      <text:p text:style-name="P32"><text:span text:style-name="Strong_20_Emphasis"><text:span text:style-name="T1">HTML5</text:span></text:span><text:span text:style-name="T1"> isn't proprietary, so you don't need to pay royalties to use it. It's also </text:span><text:span text:style-name="Strong_20_Emphasis"><text:span text:style-name="T1">cross-platform</text:span></text:span><text:span text:style-name="T1">, which means it doesn't care whether you're using a </text:span><text:span text:style-name="Strong_20_Emphasis"><text:span text:style-name="T1">tablet</text:span></text:span><text:span text:style-name="T1"> or a </text:span><text:span text:style-name="Strong_20_Emphasis"><text:span text:style-name="T1">smart phone</text:span></text:span><text:span text:style-name="T1">, a </text:span><text:span text:style-name="Strong_20_Emphasis"><text:span text:style-name="T1">net-book</text:span></text:span><text:span text:style-name="T1">, </text:span><text:span text:style-name="Strong_20_Emphasis"><text:span text:style-name="T1">notebook</text:span></text:span><text:span text:style-name="T1">, </text:span><text:span text:style-name="Strong_20_Emphasis"><text:span text:style-name="T1">ultra-book</text:span></text:span><text:span text:style-name="T1"> or a </text:span><text:span text:style-name="Strong_20_Emphasis"><text:span text:style-name="T1">Smart TV</text:span></text:span><text:span text:style-name="T1"> if your browser supports </text:span><text:span text:style-name="Strong_20_Emphasis"><text:span text:style-name="T1">HTML5</text:span></text:span><text:span text:style-name="T1">, it should work flawlessly.</text:span></text:p>
      <text:p text:style-name="Horizontal_20_Line"/>
      <text:h text:style-name="P8" text:outline-level="3">HTML5 Changed Elements</text:h>
      <text:p text:style-name="P32"><text:span text:style-name="T1">These elements were already there in HTML4/XHTML. But in </text:span><text:span text:style-name="Strong_20_Emphasis"><text:span text:style-name="T1">HTML5</text:span></text:span><text:span text:style-name="T1">, the definition or usage has been changed.</text:span></text:p>
      <text:list xml:id="list5089602428605380730" text:style-name="L7">
        <text:list-item>
          <text:p text:style-name="P54"><text:span text:style-name="T1">a tag is now </text:span><text:span text:style-name="Strong_20_Emphasis"><text:span text:style-name="T1">Hyperlink</text:span></text:span><text:span text:style-name="T1">, not anchor</text:span></text:p>
        </text:list-item>
        <text:list-item>
          <text:p text:style-name="P54"><text:span text:style-name="T1">a tag </text:span><text:span text:style-name="Source_20_Text"><text:span text:style-name="T19">&lt;a&gt;</text:span></text:span><text:span text:style-name="T1"> can have both inline and block child elements.</text:span></text:p>
        </text:list-item>
        <text:list-item>
          <text:p text:style-name="P56">b tag is <text:span text:style-name="T38">offset text conventionally styled in bold</text:span></text:p>
        </text:list-item>
        <text:list-item>
          <text:p text:style-name="P56">i tag is <text:span text:style-name="T38">offset text conventionally styled in italic</text:span></text:p>
        </text:list-item>
        <text:list-item>
          <text:p text:style-name="P56">u tag is <text:span text:style-name="T38">offset text conventionally styled with an underline</text:span></text:p>
        </text:list-item>
        <text:list-item>
          <text:p text:style-name="P56">cite tag is <text:span text:style-name="T38">cited title of work</text:span></text:p>
        </text:list-item>
        <text:list-item>
          <text:p text:style-name="P56">hr tag is <text:span text:style-name="T38">Thematic Break</text:span>, not <text:span text:style-name="T38">Horizontal Rule</text:span></text:p>
        </text:list-item>
        <text:list-item>
          <text:p text:style-name="P56">input tag is <text:span text:style-name="T38">Input Control</text:span>.</text:p>
        </text:list-item>
        <text:list-item>
          <text:p text:style-name="P56">meta tag is <text:span text:style-name="T38">meta data</text:span>.</text:p>
        </text:list-item>
        <text:list-item>
          <text:p text:style-name="P56"><text:soft-page-break/>s tag is <text:span text:style-name="T38">struck text</text:span>.</text:p>
        </text:list-item>
        <text:list-item>
          <text:p text:style-name="P56">small tag is <text:span text:style-name="T38">small print</text:span>.</text:p>
        </text:list-item>
        <text:list-item>
          <text:p text:style-name="P56">dl tag is <text:span text:style-name="T38">description list</text:span>, not <text:span text:style-name="T38">definition list</text:span>.</text:p>
        </text:list-item>
      </text:list>
      <text:p text:style-name="P39"><text:span text:style-name="T32">To learn </text:span><text:span text:style-name="Strong_20_Emphasis"><text:span text:style-name="T32">html5</text:span></text:span><text:span text:style-name="T32">, you should be familiar with </text:span><text:a xlink:type="simple" xlink:href="https://tutorial.techaltum.com/HtmlBasics.html" office:target-frame-name="_blank" xlink:show="new" text:style-name="Internet_20_link" text:visited-style-name="Visited_20_Internet_20_Link"><text:span text:style-name="T8">HTML</text:span></text:a><text:span text:style-name="T32">, </text:span><text:a xlink:type="simple" xlink:href="https://tutorial.techaltum.com/css.html" office:target-frame-name="_blank" xlink:show="new" text:style-name="Internet_20_link" text:visited-style-name="Visited_20_Internet_20_Link"><text:span text:style-name="T8">CSS</text:span></text:a><text:span text:style-name="T32"> and </text:span><text:a xlink:type="simple" xlink:href="https://tutorial.techaltum.com/javascript.html" office:target-frame-name="_blank" xlink:show="new" text:style-name="Internet_20_link" text:visited-style-name="Visited_20_Internet_20_Link"><text:span text:style-name="T8">JavaScript</text:span></text:a><text:span text:style-name="T32"> basics. This </text:span><text:span text:style-name="Strong_20_Emphasis"><text:span text:style-name="T32">tutorial</text:span></text:span><text:span text:style-name="T32"> will cover </text:span><text:span text:style-name="Strong_20_Emphasis"><text:span text:style-name="T32">HTML5</text:span></text:span><text:span text:style-name="T32"> and </text:span><text:span text:style-name="Strong_20_Emphasis"><text:span text:style-name="T32">CSS3</text:span></text:span><text:span text:style-name="T32"> thoroughly with live examples and code.</text:span></text:p>
      <text:p text:style-name="Horizontal_20_Line"/>
      <text:section text:style-name="Sect1" text:name="aswift_3_host">
        <text:p text:style-name="P31"/>
      </text:section>
      <text:p text:style-name="Horizontal_20_Line"/>
      <text:h text:style-name="P8" text:outline-level="3"><text:bookmark text:name="html-timeline"/>HTML Version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Year</text:p>
            </table:table-cell>
            <table:table-cell table:style-name="Table1.A1" office:value-type="string">
              <text:p text:style-name="P3">Achievement</text:p>
            </table:table-cell>
          </table:table-row>
        </table:table-header-rows>
        <table:table-row>
          <table:table-cell table:style-name="Table1.A1" office:value-type="string">
            <text:p text:style-name="P19">1989</text:p>
          </table:table-cell>
          <table:table-cell table:style-name="Table1.A1" office:value-type="string">
            <text:p text:style-name="P19">HTML Formed</text:p>
          </table:table-cell>
        </table:table-row>
        <table:table-row>
          <table:table-cell table:style-name="Table1.A1" office:value-type="string">
            <text:p text:style-name="P19">1995</text:p>
          </table:table-cell>
          <table:table-cell table:style-name="Table1.A1" office:value-type="string">
            <text:p text:style-name="P19">HTML 2</text:p>
          </table:table-cell>
        </table:table-row>
        <table:table-row>
          <table:table-cell table:style-name="Table1.A1" office:value-type="string">
            <text:p text:style-name="P19">1995</text:p>
          </table:table-cell>
          <table:table-cell table:style-name="Table1.A1" office:value-type="string">
            <text:p text:style-name="P19">CSS</text:p>
          </table:table-cell>
        </table:table-row>
        <table:table-row>
          <table:table-cell table:style-name="Table1.A1" office:value-type="string">
            <text:p text:style-name="P19">1995</text:p>
          </table:table-cell>
          <table:table-cell table:style-name="Table1.A1" office:value-type="string">
            <text:p text:style-name="P19">JAVASCRIPT</text:p>
          </table:table-cell>
        </table:table-row>
        <table:table-row>
          <table:table-cell table:style-name="Table1.A1" office:value-type="string">
            <text:p text:style-name="P19">1997</text:p>
          </table:table-cell>
          <table:table-cell table:style-name="Table1.A1" office:value-type="string">
            <text:p text:style-name="P19">HTML 4</text:p>
          </table:table-cell>
        </table:table-row>
        <table:table-row>
          <table:table-cell table:style-name="Table1.A1" office:value-type="string">
            <text:p text:style-name="P19">1998</text:p>
          </table:table-cell>
          <table:table-cell table:style-name="Table1.A1" office:value-type="string">
            <text:p text:style-name="P19">CSS 2</text:p>
          </table:table-cell>
        </table:table-row>
        <table:table-row>
          <table:table-cell table:style-name="Table1.A1" office:value-type="string">
            <text:p text:style-name="P19">2000</text:p>
          </table:table-cell>
          <table:table-cell table:style-name="Table1.A1" office:value-type="string">
            <text:p text:style-name="P19">XHTML 1</text:p>
          </table:table-cell>
        </table:table-row>
        <table:table-row>
          <table:table-cell table:style-name="Table1.A1" office:value-type="string">
            <text:p text:style-name="P19">20<text:soft-page-break/>01</text:p>
          </table:table-cell>
          <table:table-cell table:style-name="Table1.A1" office:value-type="string">
            <text:p text:style-name="P19">XHTML 1.1</text:p>
          </table:table-cell>
        </table:table-row>
        <table:table-row>
          <table:table-cell table:style-name="Table1.A1" office:value-type="string">
            <text:p text:style-name="P19">2009</text:p>
          </table:table-cell>
          <table:table-cell table:style-name="Table1.A1" office:value-type="string">
            <text:p text:style-name="P19">HTML5</text:p>
          </table:table-cell>
        </table:table-row>
        <table:table-row>
          <table:table-cell table:style-name="Table1.A1" office:value-type="string">
            <text:p text:style-name="P19">2015</text:p>
          </table:table-cell>
          <table:table-cell table:style-name="Table1.A1" office:value-type="string">
            <text:p text:style-name="P19">HTML5.1</text:p>
          </table:table-cell>
        </table:table-row>
        <table:table-row>
          <table:table-cell table:style-name="Table1.A1" office:value-type="string">
            <text:p text:style-name="P19">2017</text:p>
          </table:table-cell>
          <table:table-cell table:style-name="Table1.A1" office:value-type="string">
            <text:p text:style-name="P19">HTML5.2</text:p>
          </table:table-cell>
        </table:table-row>
        <table:table-row>
          <table:table-cell table:style-name="Table1.A1" office:value-type="string">
            <text:p text:style-name="P19">2021</text:p>
          </table:table-cell>
          <table:table-cell table:style-name="Table1.A1" office:value-type="string">
            <text:p text:style-name="P19">HTML5.3</text:p>
          </table:table-cell>
        </table:table-row>
      </table:table>
      <text:p text:style-name="Horizontal_20_Line"/>
      <text:h text:style-name="P30" text:outline-level="2"><text:bookmark text:name="html5-browsers"/>HTML5 Browsers Support</text:h>
      <text:p text:style-name="P32"><text:span text:style-name="Strong_20_Emphasis"><text:span text:style-name="T1">HTML5</text:span></text:span><text:span text:style-name="T1"> is supported by all major browsers now. The first browser support of html5 was seen in 2010. Here is the list of supported browsers for html5.</text:span></text:p>
      <text:list xml:id="list281686340580275809" text:style-name="L8">
        <text:list-item>
          <text:p text:style-name="P55"> <text:span text:style-name="T1">Chrome 5 and above</text:span></text:p>
        </text:list-item>
        <text:list-item>
          <text:p text:style-name="P55"> <text:span text:style-name="T1">Firefox 4 and above</text:span></text:p>
        </text:list-item>
        <text:list-item>
          <text:p text:style-name="P55"> <text:span text:style-name="T1">Opera 11 and latest versions</text:span></text:p>
        </text:list-item>
        <text:list-item>
          <text:p text:style-name="P55"> <text:span text:style-name="T1">Safari 5.1 for Mac, Iphone and Ipads</text:span></text:p>
        </text:list-item>
        <text:list-item>
          <text:p text:style-name="P55"> <text:span text:style-name="T1">Internet Explorer 9 and above</text:span></text:p>
        </text:list-item>
        <text:list-item>
          <text:p text:style-name="P55"> <text:span text:style-name="T1">Edge 12 and above Browsers</text:span></text:p>
        </text:list-item>
      </text:list>
      <text:p text:style-name="P39"><text:span text:style-name="T32">For Legacy browser support, we can use third party javascript. </text:span><text:a xlink:type="simple" xlink:href="https://tutorial.techaltum.com/html4-vs-html5.html" office:target-frame-name="_blank" xlink:show="new" text:style-name="Internet_20_link" text:visited-style-name="Visited_20_Internet_20_Link"><text:span text:style-name="T8">HTML5 Support on old browsers</text:span></text:a><text:span text:style-name="T32"> for tags supports. But it is recommended to use latest browsers.</text:span></text:p>
      <text:p text:style-name="Horizontal_20_Line"/>
      <text:section text:style-name="Sect1" text:name="aswift_4_host">
        <text:p text:style-name="P31"/>
      </text:section>
      <text:p text:style-name="Horizontal_20_Line"><text:soft-page-break/></text:p>
      <text:h text:style-name="P30" text:outline-level="2"><text:bookmark text:name="html5-features"/>HTML5 new Features</text:h>
      <text:p text:style-name="P32"><text:span text:style-name="Strong_20_Emphasis"><text:span text:style-name="T1">HTML5 new features</text:span></text:span><text:span text:style-name="T1"> includes </text:span><text:span text:style-name="Strong_20_Emphasis"><text:span text:style-name="T1">semantic elements</text:span></text:span><text:span text:style-name="T1">, media tags (Audio &amp; Video), Canvas, SVG, Geolocation, Web Storages, CSS3 etc. Here is a complete list of </text:span><text:span text:style-name="Strong_20_Emphasis"><text:span text:style-name="T1">HTML5 Features</text:span></text:span><text:span text:style-name="T1">.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>HTML5 Features</text:p>
            </table:table-cell>
            <table:table-cell table:style-name="Table2.A1" office:value-type="string">
              <text:p text:style-name="P3">Use</text:p>
            </table:table-cell>
          </table:table-row>
        </table:table-header-rows>
        <table:table-row>
          <table:table-cell table:style-name="Table2.A2" office:value-type="string">
            <text:p text:style-name="P18"><text:span text:style-name="Strong_20_Emphasis">New Semantic Tags</text:span></text:p>
          </table:table-cell>
          <table:table-cell table:style-name="Table2.A2" office:value-type="string">
            <text:p text:style-name="P18">&lt;header&gt;, &lt;nav&gt;, &lt;section&gt;, &lt;article&gt;, &lt;footer&gt; etc.<text:line-break/><text:a xlink:type="simple" xlink:href="https://tutorial.techaltum.com/html5-newtags.html" office:target-frame-name="_blank" xlink:show="new" text:style-name="Internet_20_link" text:visited-style-name="Visited_20_Internet_20_Link"><text:span text:style-name="T6">HTML5 New Tags</text:span></text:a></text:p>
          </table:table-cell>
        </table:table-row>
        <table:table-row>
          <table:table-cell table:style-name="Table2.A1" office:value-type="string">
            <text:p text:style-name="P18"><text:span text:style-name="Strong_20_Emphasis">Audio and Video</text:span></text:p>
          </table:table-cell>
          <table:table-cell table:style-name="Table2.A1" office:value-type="string">
            <text:p text:style-name="P18">&lt;audio&gt; &amp; &lt;video&gt; <text:a xlink:type="simple" xlink:href="https://tutorial.techaltum.com/html5-audio-video.html" office:target-frame-name="_blank" xlink:show="new" text:style-name="Internet_20_link" text:visited-style-name="Visited_20_Internet_20_Link"><text:span text:style-name="T6">Html5 Audio Video Tutorial</text:span></text:a></text:p>
          </table:table-cell>
        </table:table-row>
        <table:table-row>
          <table:table-cell table:style-name="Table2.A2" office:value-type="string">
            <text:p text:style-name="P18"><text:span text:style-name="Strong_20_Emphasis">New Form Controls</text:span></text:p>
          </table:table-cell>
          <table:table-cell table:style-name="Table2.A2" office:value-type="string">
            <text:p text:style-name="P18">New attributes, New input types, progress bar etc. <text:a xlink:type="simple" xlink:href="https://tutorial.techaltum.com/html5-form.html" office:target-frame-name="_blank" xlink:show="new" text:style-name="Internet_20_link" text:visited-style-name="Visited_20_Internet_20_Link"><text:span text:style-name="T6">HTML5 Form Tutorial</text:span></text:a></text:p>
          </table:table-cell>
        </table:table-row>
        <table:table-row>
          <table:table-cell table:style-name="Table2.A1" office:value-type="string">
            <text:p text:style-name="P18"><text:span text:style-name="Strong_20_Emphasis">SVG</text:span></text:p>
          </table:table-cell>
          <table:table-cell table:style-name="Table2.A1" office:value-type="string">
            <text:p text:style-name="P18">&lt;svg&gt; Tag for <text:span text:style-name="Strong_20_Emphasis">vector based</text:span> drawings, shapes, pie and bar graphs, maps etc. <text:a xlink:type="simple" xlink:href="https://tutorial.techaltum.com/html5-svg.html" office:target-frame-name="_blank" xlink:show="new" text:style-name="Internet_20_link" text:visited-style-name="Visited_20_Internet_20_Link"><text:span text:style-name="T6">SVG Tutorial</text:span></text:a></text:p>
          </table:table-cell>
        </table:table-row>
        <table:table-row>
          <table:table-cell table:style-name="Table2.A2" office:value-type="string">
            <text:p text:style-name="P18"><text:span text:style-name="Strong_20_Emphasis">Canvas</text:span></text:p>
          </table:table-cell>
          <table:table-cell table:style-name="Table2.A2" office:value-type="string">
            <text:p text:style-name="P18">&lt;canvas&gt; tag for <text:span text:style-name="Strong_20_Emphasis">2-d drawings</text:span> using <text:span text:style-name="Strong_20_Emphasis">javascript</text:span>. <text:a xlink:type="simple" xlink:href="https://tutorial.techaltum.com/html5-canvas.html" office:target-frame-name="_blank" xlink:show="new" text:style-name="Internet_20_link" text:visited-style-name="Visited_20_Internet_20_Link"><text:span text:style-name="T6">Canvas Tutorial</text:span></text:a></text:p>
          </table:table-cell>
        </table:table-row>
        <table:table-row>
          <table:table-cell table:style-name="Table2.A1" office:value-type="string">
            <text:p text:style-name="P18"><text:span text:style-name="Strong_20_Emphasis">CSS3</text:span></text:p>
          </table:table-cell>
          <table:table-cell table:style-name="Table2.A1" office:value-type="string">
            <text:p text:style-name="P18">New Selectors &amp; properties for better styling, transition, transformation, animations, embedded fonts, filters, multi-column layouts and responsive web design. <text:a xlink:type="simple" xlink:href="https://tutorial.techaltum.com/css3.html" office:target-frame-name="_blank" xlink:show="new" text:style-name="Internet_20_link" text:visited-style-name="Visited_20_Internet_20_Link"><text:span text:style-name="T6">Css3 Tutorial</text:span></text:a></text:p>
          </table:table-cell>
        </table:table-row>
        <table:table-row>
          <table:table-cell table:style-name="Table2.A2" office:value-type="string">
            <text:p text:style-name="P18"><text:span text:style-name="Strong_20_Emphasis">Geolocation</text:span></text:p>
          </table:table-cell>
          <table:table-cell table:style-name="Table2.A2" office:value-type="string">
            <text:p text:style-name="P18">To Detect user <text:span text:style-name="Strong_20_Emphasis">physical location</text:span>. <text:a xlink:type="simple" xlink:href="https://tutorial.techaltum.com/html5-geolocation.html" office:target-frame-name="_blank" xlink:show="new" text:style-name="Internet_20_link" text:visited-style-name="Visited_20_Internet_20_Link"><text:span text:style-name="T6">Html5 Geolocation</text:span></text:a></text:p>
          </table:table-cell>
        </table:table-row>
        <table:table-row>
          <table:table-cell table:style-name="Table2.A1" office:value-type="string">
            <text:p text:style-name="P18"><text:span text:style-name="Strong_20_Emphasis">Web Storage</text:span></text:p>
          </table:table-cell>
          <table:table-cell table:style-name="Table2.A1" office:value-type="string">
            <text:p text:style-name="P18">To store upto 5mb data on front end either as local or session storage. <text:a xlink:type="simple" xlink:href="https://tutorial.techaltum.com/local-and-session-storage.html" office:target-frame-name="_blank" xlink:show="new" text:style-name="Internet_20_link" text:visited-style-name="Visited_20_Internet_20_Link"><text:span text:style-name="T6">Local and Session Storage</text:span></text:a></text:p>
          </table:table-cell>
        </table:table-row>
        <table:table-row>
          <table:table-cell table:style-name="Table2.A2" office:value-type="string">
            <text:p text:style-name="P18"><text:span text:style-name="Strong_20_Emphasis">Microdata</text:span></text:p>
          </table:table-cell>
          <table:table-cell table:style-name="Table2.A2" office:value-type="string">
            <text:p text:style-name="P18">To tell search engines our page structure.</text:p>
          </table:table-cell>
        </table:table-row>
        <table:table-row>
          <table:table-cell table:style-name="Table2.A1" office:value-type="string">
            <text:p text:style-name="P18"><text:span text:style-name="Strong_20_Emphasis">Drag, drop and touch</text:span></text:p>
          </table:table-cell>
          <table:table-cell table:style-name="Table2.A1" office:value-type="string">
            <text:p text:style-name="P18">New Events in javascript.</text:p>
          </table:table-cell>
        </table:table-row>
      </table:table>
      <text:section text:style-name="Sect1" text:name="aswift_5_host">
        <text:p text:style-name="P31"/>
      </text:section>
      <text:p text:style-name="Horizontal_20_Line"/>
      <text:h text:style-name="P30" text:outline-level="2"><text:bookmark text:name="html5-doctype"/>HTML5 Doctype</text:h>
      <text:p text:style-name="P32"><text:span text:style-name="Strong_20_Emphasis"><text:span text:style-name="T1">HTML5 Doctype</text:span></text:span><text:span text:style-name="T1"> is short, and easy to remember. Unlike, HTML4 and </text:span><text:soft-page-break/><text:span text:style-name="T1">XHTML, there is no DTD. As per W3C, same doctype will be used in later versions of HTML.</text:span></text:p>
      <text:p text:style-name="P23"/>
      <text:p text:style-name="P27"><text:span text:style-name="Source_20_Text"><text:span text:style-name="T20">&lt;!DOCTYPE HTML&gt; <text:s text:c="4"/>// New and shorter Doctype, no DTD Required </text:span></text:span></text:p>
      <text:p text:style-name="Horizontal_20_Line"/>
      <text:h text:style-name="P30" text:outline-level="2"><text:bookmark text:name="html5-template"/>HTML5 Template</text:h>
      <text:p text:style-name="P34">Default Template for HTML5 based websites.</text:p>
      <text:p text:style-name="P23"><text:span text:style-name="Source_20_Text"><text:span text:style-name="T20">&lt;!doctype html&gt; <text:s text:c="26"/></text:span></text:span></text:p>
      <text:p text:style-name="P27"><text:span text:style-name="Source_20_Text"><text:span text:style-name="T20">&lt;html lang="en"&gt; <text:s text:c="11"/>//lang embedded in html</text:span></text:span></text:p>
      <text:p text:style-name="P27"><text:span text:style-name="Source_20_Text"><text:span text:style-name="T20">&lt;head&gt;</text:span></text:span></text:p>
      <text:p text:style-name="P27"/>
      <text:p text:style-name="P27"><text:span text:style-name="Source_20_Text"><text:span text:style-name="T20">&lt;title&gt;HTML5 Page&lt;/title&gt;</text:span></text:span></text:p>
      <text:p text:style-name="P27"><text:span text:style-name="Source_20_Text"><text:span text:style-name="T20">&lt;meta charset="utf-8"&gt; <text:s text:c="5"/></text:span></text:span><text:span text:style-name="Source_20_Text"><text:span text:style-name="T35">//Short charset meta tag</text:span></text:span></text:p>
      <text:p text:style-name="P27"><text:span text:style-name="Source_20_Text"><text:span text:style-name="T20">&lt;link href="style.css" rel="stylesheet"&gt; </text:span></text:span><text:span text:style-name="Source_20_Text"><text:span text:style-name="T35">//No Type attribute</text:span></text:span></text:p>
      <text:p text:style-name="P27"><text:span text:style-name="Source_20_Text"><text:span text:style-name="T20">&lt;script src="file.js"&gt;&lt;/script&gt; <text:s text:c="3"/></text:span></text:span><text:span text:style-name="Source_20_Text"><text:span text:style-name="T35">//No Type attribute required</text:span></text:span></text:p>
      <text:p text:style-name="P27"><text:span text:style-name="Source_20_Text"><text:span text:style-name="T20">&lt;/head&gt;</text:span></text:span></text:p>
      <text:p text:style-name="P27"><text:soft-page-break/></text:p>
      <text:p text:style-name="P27"><text:span text:style-name="Source_20_Text"><text:span text:style-name="T20">&lt;body&gt;</text:span></text:span></text:p>
      <text:p text:style-name="P27"><text:span text:style-name="Source_20_Text"><text:span text:style-name="T23"><text:s text:c="4"/></text:span></text:span><text:span text:style-name="Source_20_Text"><text:span text:style-name="T20">&lt;h1&gt;My First HTML5 page.&lt;/h1&gt;</text:span></text:span></text:p>
      <text:p text:style-name="P27"><text:span text:style-name="Source_20_Text"><text:span text:style-name="T20">&lt;/body&gt;</text:span></text:span></text:p>
      <text:p text:style-name="P27"/>
      <text:p text:style-name="P27"><text:span text:style-name="Source_20_Text"><text:span text:style-name="T20">&lt;/html&gt;</text:span></text:span></text:p>
      <text:p text:style-name="P3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L" style:family="text"/>
    <style:style style:name="User_20_Entry" style:display-name="User Entry" style:family="text">
      <style:text-properties style:font-name="Courier New" style:font-name-asian="NSimSun" style:font-name-complex="Courier New"/>
    </style:style>
    <style:style style:name="Q" style:family="text"/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2:47:38.94</meta:creation-date>
    <dc:date>2025-08-13T13:06:59.57</dc:date>
    <dc:creator>Joseph Malone</dc:creator>
    <meta:editing-duration>PT13M43S</meta:editing-duration>
    <meta:editing-cycles>6</meta:editing-cycles>
    <meta:generator>OpenOffice/4.1.15$Win32 OpenOffice.org_project/4115m2$Build-9813</meta:generator>
    <meta:document-statistic meta:table-count="2" meta:image-count="0" meta:object-count="3" meta:page-count="7" meta:paragraph-count="103" meta:word-count="805" meta:character-count="4806"/>
  </office:meta>
</office:document-meta>
</file>